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graphic-properties fo:min-height="1.75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r8" style:family="presentation" style:parent-style-name="Pencil1-outline1" style:list-style-name="L4">
      <style:graphic-properties fo:min-height="11.001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paragraph-properties fo:margin-left="0cm" fo:margin-right="0cm" fo:margin-top="0.373cm" fo:margin-bottom="0cm" fo:text-indent="0cm"/>
    </style:style>
    <style:style style:name="P5" style:family="paragraph">
      <style:paragraph-properties fo:text-align="start"/>
      <style:text-properties fo:hyphenate="false" loext:hyphenation-no-caps="false"/>
    </style:style>
    <style:style style:name="P6" style:family="paragraph">
      <loext:graphic-properties draw:fill-color="#ffffff"/>
      <style:text-properties fo:font-size="20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Make and Makefil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3" draw:layer="layout" svg:width="26.035cm" svg:height="12.595cm" svg:x="0cm" svg:y="1.27cm" presentation:class="outline" presentation:user-transformed="true">
          <draw:text-box>
            <text:list text:style-name="L2">
              <text:list-item>
                <text:p text:style-name="P3"><text:span text:style-name="T2">Make – </text:span><text:span text:style-name="T3">is a build automation tool that is used to build <text:s text:c="8"/>executable programs and libraries from source code by reading <text:s/></text:span><text:span text:style-name="T2">makefiles.</text:span></text:p>
              </text:list-item>
              <text:list-item>
                <text:p text:style-name="P3"><text:span text:style-name="T2">Makefile –</text:span><text:span text:style-name="T3"> is a file that contains instructions used by a compiler to build a program from source code. </text:span></text:p>
              </text:list-item>
              <text:list-item>
                <text:p text:style-name="P3"><text:span text:style-name="T3">These instructions define the resources that the program depends on(dependencies) in order to function properly, as well as any additional directives as defined by the developer. </text:span></text:p>
              </text:list-item>
              <text:list-item>
                <text:p text:style-name="P3"><text:span text:style-name="T3">So in short a </text:span><text:span text:style-name="T2">makefile </text:span><text:span text:style-name="T3">tells </text:span><text:span text:style-name="T2">make </text:span><text:span text:style-name="T3">what to do(how to build/compile your program from your source code)</text:span></text:p>
                <text:p text:style-name="P3"><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What is inside a makefile ?</text:span></text:p>
          </draw:text-box>
        </draw:frame>
        <draw:frame presentation:style-name="pr6" draw:layer="layout" svg:width="26.035cm" svg:height="12.595cm" svg:x="0.635cm" svg:y="1.905cm" presentation:class="outline" presentation:user-transformed="true">
          <draw:text-box>
            <text:list text:style-name="L2">
              <text:list-item>
                <text:p>When you run the make command , what you will get as a result is known as a <text:span text:style-name="T2">target. It can be a binary executable, an object file, a library.</text:span></text:p>
              </text:list-item>
              <text:list-item>
                <text:p text:style-name="P4"><text:span text:style-name="T4">A makefile consists of three sections</text:span><text:span text:style-name="T5">: target, dependencies, and rules. </text:span><text:span text:style-name="T3">A </text:span><text:span text:style-name="T2">target</text:span><text:span text:style-name="T3"> often depends on several files. </text:span></text:p>
              </text:list-item>
              <text:list-item>
                <text:p><text:span text:style-name="T3">The </text:span><text:span text:style-name="T2">dependencies</text:span><text:span text:style-name="T3"> (prerequisites ) are source code and other things needed to make the target.</text:span></text:p>
              </text:list-item>
              <text:list-item>
                <text:p><text:span text:style-name="T3">The </text:span><text:span text:style-name="T2">rules</text:span><text:span text:style-name="T3"> are the commands needed to make the target. The rules describe how to create the target from the dependent files. </text:span></text:p>
              </text:list-item>
              <text:list-item>
                <text:p><text:span text:style-name="T3">A makefile can also contain definitions of variables and inclusion of other makefiles. </text:span></text:p>
              </text:list-item>
              <text:list-item>
                <text:p><text:span text:style-name="T3">A makefile can also contain macros as well</text:span></text:p>
                <text:p><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8" draw:text-style-name="P5" draw:layer="layout" svg:width="26.035cm" svg:height="13.23cm" svg:x="0.635cm" svg:y="0.74cm" presentation:class="outline" presentation:user-transformed="true">
          <draw:text-box>
            <text:list text:style-name="L2">
              <text:list-item>
                <text:p>Within a makefile, any line that begins with a <text:span text:style-name="T2">#</text:span> is a <text:span text:style-name="T2">comment </text:span><text:s text:c="18"/>and will be ignored.</text:p>
                <text:p><text:span text:style-name="T1">Explicit rules</text:span></text:p>
              </text:list-item>
              <text:list-item>
                <text:p><text:span text:style-name="T6">These are rules that tell </text:span><text:span text:style-name="T7">make</text:span><text:span text:style-name="T6"> which files depend on the compilation of other files, as well as the commands required to compile a particular file.</text:span></text:p>
              </text:list-item>
              <text:list-item>
                <text:p><text:span text:style-name="T6">Example of an explicit rule:</text:span></text:p>
                <text:p><text:span text:style-name="T6">main: main.c test.h List.h</text:span></text:p>
                <text:list>
                  <text:list-header>
                    <text:p><text:span text:style-name="T6"><text:s text:c="2"/></text:span><text:span text:style-name="T6"><text:tab/></text:span><text:span text:style-name="T6"> <text:s text:c="4"/></text:span><text:span text:style-name="T6">pathcc -o main test.h List.h </text:span></text:p>
                  </text:list-header>
                </text:list>
              </text:list-item>
              <text:list-item>
                <text:p><text:span text:style-name="T6">The above example shows a rule that says that in order to create the target file called main, the source files main.c, test.h and List.h have to exist, and make should use the command:pathcc -o main test.h List.h to create our target file. NOTE: there is a TAB character before each command. </text:span></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text-style-name="P1" draw:layer="layout" svg:width="26.035cm" svg:height="13.865cm" svg:x="0cm" svg:y="0.635cm" presentation:class="outline" presentation:user-transformed="true">
          <draw:text-box>
            <text:list text:style-name="L2">
              <text:list-header>
                <text:p text:style-name="P1"><text:span text:style-name="T1">Implicit rules</text:span></text:p>
              </text:list-header>
              <text:list-item>
                <text:p text:style-name="P1"><text:span text:style-name="T6">Implicit rules are like explicit rules the difference is they are listed without commands. So ‘</text:span><text:span text:style-name="T7">make’</text:span><text:span text:style-name="T6"> will use the suffixes on the files to determine which commands to perform.</text:span></text:p>
              </text:list-item>
              <text:list-item>
                <text:p text:style-name="P1"><text:span text:style-name="T6">Example:</text:span></text:p>
                <text:p text:style-name="P1"><text:span text:style-name="T6">test.o: test.c io.h</text:span></text:p>
              </text:list-item>
              <text:list-item>
                <text:p text:style-name="P1"><text:span text:style-name="T6">This will cause the following command to be executed:</text:span></text:p>
                <text:p text:style-name="P1"><text:span text:style-name="T6">$(CC) $(CFLAGS) -c test.c io.h</text:span></text:p>
                <text:p text:style-name="P1"><text:span text:style-name="T1">Variables</text:span></text:p>
              </text:list-item>
              <text:list-item>
                <text:p text:style-name="P1"><text:span text:style-name="T6">It is possible to define variables in a makefile. </text:span></text:p>
                <text:p text:style-name="P1"><text:span text:style-name="T1">Example:</text:span></text:p>
              </text:list-item>
              <text:list-item>
                <text:p text:style-name="P1"><text:span text:style-name="T6">OBJECTS=main.o hello.o test.o</text:span></text:p>
                <text:p text:style-name="P1"><text:span text:style-name="T6"/></text:p>
                <text:p text:style-name="P1"><text:span text:style-name="T6"/></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6.035cm" svg:height="13.865cm" svg:x="0.635cm" svg:y="0.635cm" presentation:class="outline" presentation:user-transformed="true">
          <draw:text-box>
            <text:list text:style-name="L3">
              <text:list-item>
                <text:p>You create a Makefile that defines the targets, dependencies, <text:s text:c="2"/>and build commands for your project. </text:p>
              </text:list-item>
              <text:list-item>
                <text:p>Inside <text:s/>your Makefile there are rules which consist of a target and its prerequisites (dependencies). The target is the executable to be built while the prerequisites are the files or other targets that the ‘final’ target depends on.</text:p>
              </text:list-item>
              <text:list-item>
                <text:p><text:span text:style-name="T2">‘</text:span><text:span text:style-name="T2">make’ </text:span>then reads the Makefile and parses the rules to build an internal dependency graph. It analyzes the relationships between targets and their prerequisites to determine the correct build order.</text:p>
              </text:list-item>
              <text:list-item>
                <text:p>After constructing the dependency graph, ‘<text:span text:style-name="T2">make’</text:span> decides which targets need to be built or rebuilt based on the timestamps of the files involved.</text:p>
              </text:list-item>
              <text:list-item>
                <text:p>Once ‘<text:span text:style-name="T2">make’</text:span> identifies the targets to be built, it executes the commands associated with those targets.</text:p>
              </text:list-item>
              <text:list-item>
                <text:p>If a target's prerequisites also have rules defined in the Makefile, make will recursively build those dependencies and their dependencies until all targets are up-to-date.</text:p>
              </text:list-item>
              <text:list-item>
                <text:p>Once all specified targets are built, make exits, and the build process is complet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layer="layout" svg:width="26.035cm" svg:height="11.96cm" svg:x="0.563cm" svg:y="1.425cm" presentation:class="outline" presentation:user-transformed="true">
          <draw:text-box>
            <text:list text:style-name="L2">
              <text:list-item>
                <text:p>The make program itself has several options. <text:s text:c="21"/><text:s text:c="7"/>The three most commonly used are:</text:p>
              </text:list-item>
              <text:list-item>
                <text:p>1) -k, tells <text:span text:style-name="T2">make</text:span> to keep going when an error is found, rather than stopping as soon as the first problem is detected. You can use this, for example, to find out which source files fail to compile.</text:p>
              </text:list-item>
              <text:list-item>
                <text:p>2) -n , tells <text:span text:style-name="T2">make</text:span> to print out what it would have done without actually doing it.</text:p>
              </text:list-item>
              <text:list-item>
                <text:p>3) -f ,tells <text:span text:style-name="T2">make</text:span> which file to use as its makefile. If you don’t use this option, the standard version of make looks first for a file called makefile in the current directory. If that doesn’t exist, it looks for a file called Makefile. Eg: make -f 1-Makefil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6T15:38:03.860473918</meta:creation-date>
    <meta:editing-duration>PT2H44M40S</meta:editing-duration>
    <meta:editing-cycles>2</meta:editing-cycles>
    <meta:generator>LibreOffice/7.3.7.2$Linux_X86_64 LibreOffice_project/30$Build-2</meta:generator>
    <dc:title>Pencil</dc:title>
    <dc:date>2023-07-26T21:36:18.141038282</dc:date>
    <meta:document-statistic meta:object-count="55"/>
  </office:meta>
</office:document-meta>
</file>